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1326in" fo:margin-left="0.5104in" table:align="left" fo:background-color="transparent">
        <style:background-image/>
      </style:table-properties>
    </style:style>
    <style:style style:name="Table2.A" style:family="table-column">
      <style:table-column-properties style:column-width="2.9514in"/>
    </style:style>
    <style:style style:name="Table2.B" style:family="table-column">
      <style:table-column-properties style:column-width="3.1813in"/>
    </style:style>
    <style:style style:name="Table2.1" style:family="table-row">
      <style:table-row-properties fo:background-color="#eeeeee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d20f8"/>
    </style:style>
    <style:style style:name="P3" style:family="paragraph" style:parent-style-name="Slide_20_Preformatted_20_Text">
      <style:paragraph-properties fo:margin-left="0.7874in" fo:text-indent="0in" style:auto-text-indent="false"/>
      <style:text-properties officeooo:paragraph-rsid="001efc79"/>
    </style:style>
    <style:style style:name="P4" style:family="paragraph" style:parent-style-name="Slide_20_Preformatted_20_Text">
      <style:paragraph-properties fo:margin-left="0in" fo:text-indent="0in" style:auto-text-indent="false"/>
      <style:text-properties officeooo:paragraph-rsid="001efc79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d20f8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efc79"/>
    </style:style>
    <style:style style:name="P7" style:family="paragraph" style:parent-style-name="Slide_20_Preformatted_20_Text">
      <style:paragraph-properties fo:margin-left="0in" fo:text-indent="0in" style:auto-text-indent="false"/>
      <style:text-properties officeooo:rsid="001d20f8" officeooo:paragraph-rsid="001efc79"/>
    </style:style>
    <style:style style:name="P8" style:family="paragraph" style:parent-style-name="Slide_20_Preformatted_20_Text">
      <style:paragraph-properties fo:margin-left="0in" fo:text-indent="0in" style:auto-text-indent="false"/>
      <style:text-properties officeooo:rsid="001d20f8" officeooo:paragraph-rsid="002495e3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20f8" style:font-weight-asian="normal" style:font-weight-complex="normal"/>
    </style:style>
    <style:style style:name="P10" style:family="paragraph" style:parent-style-name="Slide_20_Preformatted_20_Text">
      <style:paragraph-properties fo:margin-left="0in" fo:text-indent="0in" style:auto-text-indent="false"/>
      <style:text-properties fo:font-weight="normal" officeooo:paragraph-rsid="001efc79" style:font-weight-asian="normal" style:font-weight-complex="normal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efc79" style:font-weight-asian="normal" style:font-weight-complex="normal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normal" officeooo:rsid="001efc79" officeooo:paragraph-rsid="001efc79" style:font-weight-asian="normal" style:font-weight-complex="normal"/>
    </style:style>
    <style:style style:name="P13" style:family="paragraph" style:parent-style-name="Slide_20_Preformatted_20_Text">
      <style:paragraph-properties fo:margin-left="0in" fo:text-indent="0in" style:auto-text-indent="false"/>
      <style:text-properties officeooo:rsid="001efc79" officeooo:paragraph-rsid="001efc79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officeooo:rsid="001efc79" officeooo:paragraph-rsid="001efc79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bold" officeooo:paragraph-rsid="001d20f8" style:font-weight-asian="bold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weight="bold" officeooo:paragraph-rsid="002169b1" style:font-weight-asian="bold" style:font-weight-complex="bold"/>
    </style:style>
    <style:style style:name="P18" style:family="paragraph" style:parent-style-name="Slide_20_Preformatted_20_Text">
      <style:paragraph-properties fo:margin-left="0.7874in" fo:text-indent="0in" style:auto-text-indent="false"/>
    </style:style>
    <style:style style:name="P19" style:family="paragraph" style:parent-style-name="Table_20_Contents">
      <style:text-properties style:font-name="Arial1" fo:font-size="14pt" officeooo:rsid="001efc79" officeooo:paragraph-rsid="001efc79"/>
    </style:style>
    <style:style style:name="P20" style:family="paragraph" style:parent-style-name="Table_20_Contents">
      <style:text-properties style:font-name="Arial1" fo:font-size="14pt" fo:font-weight="bold" officeooo:rsid="001efc79" officeooo:paragraph-rsid="001efc79" style:font-weight-asian="bold" style:font-weight-complex="bold"/>
    </style:style>
    <style:style style:name="P21" style:family="paragraph" style:parent-style-name="Slide_20_Preformatted_20_Text">
      <style:paragraph-properties fo:margin-left="0.7874in" fo:text-indent="0in" style:auto-text-indent="false"/>
      <style:text-properties officeooo:paragraph-rsid="002169b1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fo:font-size="12pt" fo:font-weight="normal" officeooo:paragraph-rsid="00235fd8" style:font-size-asian="12pt" style:font-weight-asian="normal" style:font-size-complex="12pt" style:font-weight-complex="normal"/>
    </style:style>
    <style:style style:name="P23" style:family="paragraph" style:parent-style-name="Slide_20_Preformatted_20_Text">
      <style:paragraph-properties fo:margin-left="0.7874in" fo:text-indent="0in" style:auto-text-indent="false"/>
      <style:text-properties fo:font-size="12pt" officeooo:paragraph-rsid="00235fd8" style:font-size-asian="12pt" style:font-size-complex="12pt"/>
    </style:style>
    <style:style style:name="P24" style:family="paragraph" style:parent-style-name="Slide_20_Preformatted_20_Text">
      <style:paragraph-properties fo:margin-left="0.7874in" fo:text-indent="0in" style:auto-text-indent="false"/>
      <style:text-properties fo:font-size="12pt" officeooo:rsid="001d20f8" officeooo:paragraph-rsid="00235fd8" style:font-size-asian="12pt" style:font-size-complex="12pt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size="12pt" officeooo:rsid="00235fd8" officeooo:paragraph-rsid="00235fd8" style:font-size-asian="12pt" style:font-size-complex="12pt"/>
    </style:style>
    <style:style style:name="P26" style:family="paragraph" style:parent-style-name="Heading_20_1" style:master-page-name="Right_20_Page">
      <style:paragraph-properties style:page-number="auto"/>
    </style:style>
    <style:style style:name="P27" style:family="paragraph" style:parent-style-name="Slide_20_Bullet" style:list-style-name=""/>
    <style:style style:name="P28" style:family="paragraph" style:parent-style-name="Slide_20_Bullet" style:list-style-name="">
      <style:text-properties officeooo:paragraph-rsid="001d20f8"/>
    </style:style>
    <style:style style:name="P29" style:family="paragraph" style:parent-style-name="Slide_20_Bullet" style:list-style-name="">
      <style:text-properties officeooo:paragraph-rsid="002169b1"/>
    </style:style>
    <style:style style:name="P30" style:family="paragraph" style:parent-style-name="Slide_20_Bullet" style:list-style-name="">
      <style:text-properties officeooo:paragraph-rsid="001efc79"/>
    </style:style>
    <style:style style:name="P31" style:family="paragraph" style:parent-style-name="Slide_20_Bullet" style:list-style-name="Slide_20_Bullet"/>
    <style:style style:name="P32" style:family="paragraph" style:parent-style-name="Slide_20_Bullet" style:list-style-name="Slide_20_Bullet">
      <style:text-properties officeooo:paragraph-rsid="001d20f8"/>
    </style:style>
    <style:style style:name="P33" style:family="paragraph" style:parent-style-name="Slide_20_Bullet" style:list-style-name="Slide_20_Bullet">
      <style:text-properties officeooo:paragraph-rsid="001efc79"/>
    </style:style>
    <style:style style:name="P34" style:family="paragraph" style:parent-style-name="Slide_20_Bullet" style:list-style-name="Slide_20_Bullet">
      <style:text-properties officeooo:paragraph-rsid="00235fd8"/>
    </style:style>
    <style:style style:name="P35" style:family="paragraph" style:parent-style-name="Slide_20_Bullet" style:list-style-name="Slide_20_Bullet">
      <style:text-properties officeooo:paragraph-rsid="002495e3"/>
    </style:style>
    <style:style style:name="P36" style:family="paragraph" style:parent-style-name="Slide_20_Bullet" style:list-style-name="Slide_20_Bullet">
      <style:text-properties officeooo:paragraph-rsid="002169b1"/>
    </style:style>
    <style:style style:name="P37" style:family="paragraph" style:parent-style-name="Slide_20_Bullet" style:list-style-name="Slide_20_Bullet">
      <style:text-properties officeooo:rsid="0020717c" officeooo:paragraph-rsid="0020717c"/>
    </style:style>
    <style:style style:name="P38" style:family="paragraph" style:parent-style-name="Slide_20_Bullet" style:list-style-name="Slide_20_Bullet">
      <style:text-properties officeooo:rsid="001d20f8" officeooo:paragraph-rsid="001d20f8"/>
    </style:style>
    <style:style style:name="P39" style:family="paragraph" style:parent-style-name="Slide_20_Bullet" style:list-style-name="Slide_20_Bullet">
      <style:text-properties officeooo:rsid="001d20f8" officeooo:paragraph-rsid="001efc79"/>
    </style:style>
    <style:style style:name="P40" style:family="paragraph" style:parent-style-name="Slide_20_Bullet" style:list-style-name="">
      <style:text-properties officeooo:rsid="001d20f8" officeooo:paragraph-rsid="001efc79"/>
    </style:style>
    <style:style style:name="P41" style:family="paragraph" style:parent-style-name="Slide_20_Bullet" style:list-style-name="Slide_20_Bullet">
      <style:text-properties officeooo:rsid="001efc79" officeooo:paragraph-rsid="001efc79"/>
    </style:style>
    <style:style style:name="P42" style:family="paragraph" style:parent-style-name="Slide_20_Bullet" style:list-style-name="Slide_20_Bullet">
      <style:text-properties officeooo:rsid="001efc79" officeooo:paragraph-rsid="00235fd8"/>
    </style:style>
    <style:style style:name="P43" style:family="paragraph" style:parent-style-name="Slide_20_Bullet" style:list-style-name="">
      <style:text-properties officeooo:rsid="001efc79" officeooo:paragraph-rsid="001efc79"/>
    </style:style>
    <style:style style:name="P44" style:family="paragraph" style:parent-style-name="Slide_20_Bullet" style:list-style-name="">
      <style:text-properties fo:font-weight="normal" officeooo:paragraph-rsid="001d20f8" style:font-weight-asian="normal" style:font-weight-complex="normal"/>
    </style:style>
    <style:style style:name="P45" style:family="paragraph" style:parent-style-name="Slide_20_Bullet" style:list-style-name="Slide_20_Bullet">
      <style:text-properties officeooo:rsid="0025c8b1" officeooo:paragraph-rsid="0025c8b1"/>
    </style:style>
    <style:style style:name="P46" style:family="paragraph" style:parent-style-name="Slide_20_Bullet" style:list-style-name="Slide_20_Bullet">
      <style:text-properties officeooo:rsid="00235fd8" officeooo:paragraph-rsid="00235fd8"/>
    </style:style>
    <style:style style:name="P47" style:family="paragraph" style:parent-style-name="Slide_20_Bullet" style:list-style-name="Slide_20_Bullet">
      <style:text-properties officeooo:rsid="002495e3" officeooo:paragraph-rsid="002495e3"/>
    </style:style>
    <style:style style:name="P48" style:family="paragraph" style:parent-style-name="Slide_20_Bullet" style:list-style-name="Slide_20_Bullet">
      <style:text-properties officeooo:rsid="002169b1" officeooo:paragraph-rsid="002169b1"/>
    </style:style>
    <style:style style:name="P49" style:family="paragraph" style:parent-style-name="Slide_20_Bullet" style:list-style-name="">
      <style:text-properties fo:font-size="10pt" officeooo:rsid="001640c5" officeooo:paragraph-rsid="00272ad8" style:font-size-asian="10pt" style:font-size-complex="10pt"/>
    </style:style>
    <style:style style:name="P50" style:family="paragraph" style:parent-style-name="Slide_20_Bullet" style:list-style-name="">
      <style:text-properties fo:font-size="10pt" officeooo:rsid="001640c5" officeooo:paragraph-rsid="0027ee23" style:font-size-asian="10pt" style:font-size-complex="10pt"/>
    </style:style>
    <style:style style:name="P51" style:family="paragraph" style:parent-style-name="Slide_20_Bullet" style:list-style-name="">
      <style:text-properties fo:font-size="10pt" officeooo:rsid="001640c5" officeooo:paragraph-rsid="0028abc1" style:font-size-asian="10pt" style:font-size-complex="10pt"/>
    </style:style>
    <style:style style:name="P52" style:family="paragraph" style:parent-style-name="Slide_20_Bullet" style:list-style-name="">
      <style:text-properties fo:font-size="10pt" officeooo:rsid="0027ee23" officeooo:paragraph-rsid="0027ee23" style:font-size-asian="10pt" style:font-size-complex="10pt"/>
    </style:style>
    <style:style style:name="P53" style:family="paragraph" style:parent-style-name="Slide_20_Bullet" style:list-style-name="">
      <style:text-properties fo:font-size="10pt" officeooo:rsid="0027ee23" officeooo:paragraph-rsid="0028abc1" style:font-size-asian="10pt" style:font-size-complex="10pt"/>
    </style:style>
    <style:style style:name="P54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72ad8"/>
    </style:style>
    <style:style style:name="P55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7ee23"/>
    </style:style>
    <style:style style:name="P56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8abc1"/>
    </style:style>
    <style:style style:name="P57" style:family="paragraph" style:parent-style-name="Slide_20_Bullet" style:list-style-name="">
      <style:text-properties officeooo:rsid="001640c5" officeooo:paragraph-rsid="00272ad8"/>
    </style:style>
    <style:style style:name="P58" style:family="paragraph" style:parent-style-name="Slide_20_Bullet" style:list-style-name="">
      <style:text-properties officeooo:rsid="001640c5" officeooo:paragraph-rsid="0027ee23"/>
    </style:style>
    <style:style style:name="P59" style:family="paragraph" style:parent-style-name="Slide_20_Bullet" style:list-style-name="">
      <style:text-properties officeooo:rsid="001640c5" officeooo:paragraph-rsid="0028abc1"/>
    </style:style>
    <style:style style:name="P60" style:family="paragraph" style:parent-style-name="Slide_20_Bullet" style:list-style-name="">
      <style:text-properties fo:color="#000000" loext:opacity="100%" fo:font-weight="normal" officeooo:rsid="001640c5" officeooo:paragraph-rsid="00272ad8" style:font-weight-asian="normal" style:font-weight-complex="normal"/>
    </style:style>
    <style:style style:name="P61" style:family="paragraph" style:parent-style-name="Slide_20_Bullet" style:list-style-name="">
      <style:text-properties fo:color="#000000" loext:opacity="100%" fo:font-weight="normal" officeooo:rsid="001640c5" officeooo:paragraph-rsid="0027ee23" style:font-weight-asian="normal" style:font-weight-complex="normal"/>
    </style:style>
    <style:style style:name="P62" style:family="paragraph" style:parent-style-name="Slide_20_Bullet" style:list-style-name="">
      <style:text-properties fo:color="#000000" loext:opacity="100%" fo:font-weight="normal" officeooo:rsid="001640c5" officeooo:paragraph-rsid="0028abc1" style:font-weight-asian="normal" style:font-weight-complex="normal"/>
    </style:style>
    <style:style style:name="P63" style:family="paragraph" style:parent-style-name="Slide_20_Bullet" style:list-style-name="Slide_20_Bullet">
      <style:text-properties officeooo:rsid="001404bb" officeooo:paragraph-rsid="00272ad8"/>
    </style:style>
    <style:style style:name="P64" style:family="paragraph" style:parent-style-name="Slide_20_Bullet" style:list-style-name="Slide_20_Bullet">
      <style:text-properties officeooo:rsid="001404bb" officeooo:paragraph-rsid="0027ee23"/>
    </style:style>
    <style:style style:name="P65" style:family="paragraph" style:parent-style-name="Slide_20_Bullet" style:list-style-name="Slide_20_Bullet">
      <style:text-properties officeooo:rsid="001404bb" officeooo:paragraph-rsid="0028abc1"/>
    </style:style>
    <style:style style:name="P66" style:family="paragraph" style:parent-style-name="Slide_20_Header" style:list-style-name="">
      <style:paragraph-properties fo:text-align="center" style:justify-single-word="false"/>
    </style:style>
    <style:style style:name="P67" style:family="paragraph" style:parent-style-name="Slide_20_Header">
      <style:paragraph-properties fo:break-before="page"/>
    </style:style>
    <style:style style:name="P68" style:family="paragraph" style:parent-style-name="Slide_20_Header">
      <style:paragraph-properties fo:break-before="page"/>
      <style:text-properties officeooo:paragraph-rsid="001d20f8"/>
    </style:style>
    <style:style style:name="P69" style:family="paragraph" style:parent-style-name="Slide_20_Header">
      <style:paragraph-properties fo:break-before="page"/>
      <style:text-properties officeooo:rsid="001d20f8" officeooo:paragraph-rsid="001d20f8"/>
    </style:style>
    <style:style style:name="P70" style:family="paragraph" style:parent-style-name="Slide_20_Header">
      <style:paragraph-properties fo:break-before="page"/>
      <style:text-properties officeooo:rsid="001efc79" officeooo:paragraph-rsid="001efc79"/>
    </style:style>
    <style:style style:name="P71" style:family="paragraph" style:parent-style-name="Slide_20_Header">
      <style:paragraph-properties fo:break-before="page"/>
      <style:text-properties officeooo:rsid="001efc79" officeooo:paragraph-rsid="002169b1"/>
    </style:style>
    <style:style style:name="P72" style:family="paragraph" style:parent-style-name="Slide_20_Header">
      <style:paragraph-properties fo:break-before="page"/>
      <style:text-properties officeooo:paragraph-rsid="001efc79"/>
    </style:style>
    <style:style style:name="P73" style:family="paragraph" style:parent-style-name="Slide_20_Header">
      <style:paragraph-properties fo:break-before="page"/>
      <style:text-properties officeooo:rsid="0024e2a7" officeooo:paragraph-rsid="00235fd8"/>
    </style:style>
    <style:style style:name="P74" style:family="paragraph" style:parent-style-name="Slide_20_Header">
      <style:paragraph-properties fo:break-before="page"/>
      <style:text-properties officeooo:rsid="00235fd8" officeooo:paragraph-rsid="00235fd8"/>
    </style:style>
    <style:style style:name="P75" style:family="paragraph" style:parent-style-name="Slide_20_Header">
      <style:paragraph-properties fo:break-before="page"/>
      <style:text-properties officeooo:rsid="001404bb" officeooo:paragraph-rsid="00272ad8"/>
    </style:style>
    <style:style style:name="P76" style:family="paragraph" style:parent-style-name="Slide_20_Header">
      <style:paragraph-properties fo:break-before="page"/>
      <style:text-properties officeooo:rsid="001404bb" officeooo:paragraph-rsid="0027ee23"/>
    </style:style>
    <style:style style:name="P77" style:family="paragraph" style:parent-style-name="Slide_20_Header">
      <style:paragraph-properties fo:break-before="page"/>
      <style:text-properties officeooo:rsid="001404bb" officeooo:paragraph-rsid="0028ab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0f8" style:font-weight-asian="bold" style:font-weight-complex="bold"/>
    </style:style>
    <style:style style:name="T3" style:family="text">
      <style:text-properties fo:font-weight="bold" officeooo:rsid="001efc79" style:font-weight-asian="bold" style:font-weight-complex="bold"/>
    </style:style>
    <style:style style:name="T4" style:family="text">
      <style:text-properties fo:font-weight="bold" officeooo:rsid="0020717c" style:font-weight-asian="bold" style:font-weight-complex="bold"/>
    </style:style>
    <style:style style:name="T5" style:family="text">
      <style:text-properties fo:font-weight="bold" officeooo:rsid="00235fd8" style:font-weight-asian="bold" style:font-weight-complex="bold"/>
    </style:style>
    <style:style style:name="T6" style:family="text">
      <style:text-properties fo:font-weight="bold" officeooo:rsid="0028abc1" style:font-weight-asian="bold" style:font-weight-complex="bold"/>
    </style:style>
    <style:style style:name="T7" style:family="text">
      <style:text-properties fo:font-weight="bold" officeooo:rsid="0027ddbe" style:font-weight-asian="bold" style:font-weight-complex="bold"/>
    </style:style>
    <style:style style:name="T8" style:family="text">
      <style:text-properties fo:font-weight="bold" officeooo:rsid="0027ee23" style:font-weight-asian="bold" style:font-weight-complex="bold"/>
    </style:style>
    <style:style style:name="T9" style:family="text">
      <style:text-properties fo:font-weight="bold" officeooo:rsid="00272ad8" style:font-weight-asian="bold" style:font-weight-complex="bold"/>
    </style:style>
    <style:style style:name="T10" style:family="text">
      <style:text-properties officeooo:rsid="001d20f8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officeooo:rsid="001d20f8" style:font-weight-asian="bold" style:font-weight-complex="bold"/>
    </style:style>
    <style:style style:name="T14" style:family="text">
      <style:text-properties style:font-name="Courier New" fo:font-weight="bold" officeooo:rsid="001efc79" style:font-weight-asian="bold" style:font-weight-complex="bold"/>
    </style:style>
    <style:style style:name="T15" style:family="text">
      <style:text-properties style:font-name="Courier New" fo:font-weight="bold" officeooo:rsid="002495e3" style:font-weight-asian="bold" style:font-weight-complex="bold"/>
    </style:style>
    <style:style style:name="T16" style:family="text">
      <style:text-properties style:font-name="Courier New" fo:font-weight="bold" officeooo:rsid="002169b1" style:font-weight-asian="bold" style:font-weight-complex="bold"/>
    </style:style>
    <style:style style:name="T17" style:family="text">
      <style:text-properties style:font-name="Courier New" fo:font-weight="bold" officeooo:rsid="00235fd8" style:font-weight-asian="bold" style:font-weight-complex="bold"/>
    </style:style>
    <style:style style:name="T18" style:family="text">
      <style:text-properties style:font-name="Courier New" fo:font-weight="bold" officeooo:rsid="0027ee23" style:font-weight-asian="bold" style:font-weight-complex="bold"/>
    </style:style>
    <style:style style:name="T19" style:family="text">
      <style:text-properties style:font-name="Courier New" officeooo:rsid="002495e3"/>
    </style:style>
    <style:style style:name="T20" style:family="text">
      <style:text-properties style:font-name="Courier New" officeooo:rsid="002169b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d20f8" style:font-style-asian="italic" style:font-style-complex="italic"/>
    </style:style>
    <style:style style:name="T23" style:family="text">
      <style:text-properties fo:font-style="italic" officeooo:rsid="001efc79" style:font-style-asian="italic" style:font-style-complex="italic"/>
    </style:style>
    <style:style style:name="T24" style:family="text">
      <style:text-properties fo:font-style="italic" officeooo:rsid="002169b1" style:font-style-asian="italic" style:font-style-complex="italic"/>
    </style:style>
    <style:style style:name="T25" style:family="text">
      <style:text-properties fo:font-style="italic" officeooo:rsid="0020717c" style:font-style-asian="italic" style:font-style-complex="italic"/>
    </style:style>
    <style:style style:name="T26" style:family="text">
      <style:text-properties officeooo:rsid="001efc79"/>
    </style:style>
    <style:style style:name="T27" style:family="text">
      <style:text-properties style:text-underline-style="solid" style:text-underline-width="auto" style:text-underline-color="font-color" officeooo:rsid="00235fd8"/>
    </style:style>
    <style:style style:name="T28" style:family="text">
      <style:text-properties style:text-underline-style="solid" style:text-underline-width="auto" style:text-underline-color="font-color" officeooo:rsid="002495e3"/>
    </style:style>
    <style:style style:name="T29" style:family="text">
      <style:text-properties fo:font-weight="normal" officeooo:rsid="001efc79" style:font-weight-asian="normal" style:font-weight-complex="normal"/>
    </style:style>
    <style:style style:name="T30" style:family="text">
      <style:text-properties officeooo:rsid="0020717c"/>
    </style:style>
    <style:style style:name="T31" style:family="text">
      <style:text-properties officeooo:rsid="002169b1"/>
    </style:style>
    <style:style style:name="T32" style:family="text">
      <style:text-properties officeooo:rsid="00235fd8"/>
    </style:style>
    <style:style style:name="T33" style:family="text">
      <style:text-properties officeooo:rsid="002495e3"/>
    </style:style>
    <style:style style:name="T34" style:family="text">
      <style:text-properties officeooo:rsid="0025c8b1"/>
    </style:style>
    <style:style style:name="T35" style:family="text">
      <style:text-properties style:font-name="Arial" fo:font-weight="normal" officeooo:rsid="0025c8b1" style:font-weight-asian="normal" style:font-weight-complex="normal"/>
    </style:style>
    <style:style style:name="T36" style:family="text">
      <style:text-properties style:font-name="Arial" fo:font-weight="bold" officeooo:rsid="001d20f8" style:font-weight-asian="bold" style:font-weight-complex="bold"/>
    </style:style>
    <style:style style:name="T37" style:family="text">
      <style:text-properties officeooo:rsid="001640c5"/>
    </style:style>
    <style:style style:name="T38" style:family="text">
      <style:text-properties officeooo:rsid="0028a5fb"/>
    </style:style>
    <style:style style:name="T39" style:family="text">
      <style:text-properties officeooo:rsid="0027ddbe"/>
    </style:style>
    <style:style style:name="T40" style:family="text">
      <style:text-properties fo:color="#00a933" loext:opacity="100%" fo:font-weight="bold" style:font-weight-asian="bold" style:font-weight-complex="bold"/>
    </style:style>
    <style:style style:name="T41" style:family="text">
      <style:text-properties fo:color="#00a933" loext:opacity="100%" fo:font-weight="bold" officeooo:rsid="0028a5fb" style:font-weight-asian="bold" style:font-weight-complex="bold"/>
    </style:style>
    <style:style style:name="T42" style:family="text">
      <style:text-properties fo:color="#00a933" loext:opacity="100%" fo:font-weight="bold" officeooo:rsid="0027ddbe" style:font-weight-asian="bold" style:font-weight-complex="bold"/>
    </style:style>
    <style:style style:name="T43" style:family="text">
      <style:text-properties fo:color="#00a933" loext:opacity="100%" fo:font-weight="bold" officeooo:rsid="00272ad8" style:font-weight-asian="bold" style:font-weight-complex="bold"/>
    </style:style>
    <style:style style:name="T44" style:family="text">
      <style:text-properties fo:color="#00a933" loext:opacity="100%" fo:font-weight="bold" officeooo:rsid="0027ee23" style:font-weight-asian="bold" style:font-weight-complex="bold"/>
    </style:style>
    <style:style style:name="T45" style:family="text">
      <style:text-properties fo:color="#00a933" loext:opacity="100%" fo:font-weight="bold" officeooo:rsid="0028abc1" style:font-weight-asian="bold" style:font-weight-complex="bold"/>
    </style:style>
    <style:style style:name="T46" style:family="text">
      <style:text-properties fo:color="#00a933" loext:opacity="100%" style:font-name="Courier New" fo:font-weight="bold" officeooo:rsid="002169b1" style:font-weight-asian="bold" style:font-weight-complex="bold"/>
    </style:style>
    <style:style style:name="T47" style:family="text">
      <style:text-properties fo:color="#000000" loext:opacity="100%" fo:font-weight="normal" officeooo:rsid="0027ddbe" style:font-weight-asian="normal" style:font-weight-complex="normal"/>
    </style:style>
    <style:style style:name="T48" style:family="text">
      <style:text-properties fo:color="#000000" loext:opacity="100%" fo:font-weight="normal" officeooo:rsid="00272ad8" style:font-weight-asian="normal" style:font-weight-complex="normal"/>
    </style:style>
    <style:style style:name="T49" style:family="text">
      <style:text-properties fo:color="#000000" loext:opacity="100%" fo:font-weight="normal" officeooo:rsid="002169b1" style:font-weight-asian="normal" style:font-weight-complex="normal"/>
    </style:style>
    <style:style style:name="T50" style:family="text">
      <style:text-properties fo:color="#000000" loext:opacity="100%" fo:font-weight="normal" officeooo:rsid="0028abc1" style:font-weight-asian="normal" style:font-weight-complex="normal"/>
    </style:style>
    <style:style style:name="T51" style:family="text">
      <style:text-properties fo:color="#000000" loext:opacity="100%" style:font-name="Courier New" fo:font-weight="bold" officeooo:rsid="002169b1" style:font-weight-asian="bold" style:font-weight-complex="bold"/>
    </style:style>
    <style:style style:name="T52" style:family="text">
      <style:text-properties officeooo:rsid="00272ad8"/>
    </style:style>
    <style:style style:name="T53" style:family="text">
      <style:text-properties officeooo:rsid="0027ee23"/>
    </style:style>
    <style:style style:name="T54" style:family="text">
      <style:text-properties officeooo:rsid="0028a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30">Defining </text:span>Spring Bean<text:span text:style-name="T30">s</text:span> - <text:span text:style-name="T30">Annotations</text:span>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7">Key objectives of this chapter</text:p>
            <text:list xml:id="list370448508" text:style-name="Slide_20_Bullet">
              <text:list-item>
                <text:p text:style-name="P31">Defining beans with annotations</text:p>
              </text:list-item>
              <text:list-item>
                <text:p text:style-name="P37">Dependency injecting constructors, methods, and fields</text:p>
              </text:list-item>
              <text:list-item>
                <text:p text:style-name="P37">Alternate annotations</text:p>
              </text:list-item>
              <text:list-item>
                <text:p text:style-name="P31">A<text:span text:style-name="T30">dvantages and disadvantages</text:span></text:p>
              </text:list-item>
            </text:list>
          </table:table-cell>
        </table:table-row>
      </table:table>
      <text:h text:style-name="P66" text:outline-level="2"/>
      <text:h text:style-name="P67" text:outline-level="2">Defining Beans with Annotations</text:h>
      <text:list xml:id="list185833587973168" text:continue-numbering="true" text:style-name="Slide_20_Bullet">
        <text:list-item>
          <text:p text:style-name="P32">A popular <text:span text:style-name="T10">alternative to </text:span><text:span text:style-name="T13">@Beans</text:span><text:span text:style-name="T10"> defined in </text:span><text:span text:style-name="T13">@Configuration</text:span><text:span text:style-name="T10"> classes is </text:span><text:span text:style-name="T22">Annotation-based configuration</text:span></text:p>
        </text:list-item>
        <text:list-item>
          <text:p text:style-name="P32"><text:span text:style-name="T10">A</text:span>nnotations <text:span text:style-name="T10">are placed with</text:span>in the source code of class definition<text:span text:style-name="T10">s</text:span> <text:span text:style-name="T10">to</text:span> indicate that class<text:span text:style-name="T10">es</text:span> should be Spring bean<text:span text:style-name="T10">s</text:span></text:p>
        </text:list-item>
        <text:list-item>
          <text:p text:style-name="P38">Spring scans your classes for these annotations.</text:p>
        </text:list-item>
      </text:list>
      <text:h text:style-name="P66" text:outline-level="2"/>
      <text:h text:style-name="P67" text:outline-level="2"><text:span text:style-name="T10">@</text:span>Component Annotation</text:h>
      <text:list text:continue-numbering="true" text:style-name="Slide_20_Bullet">
        <text:list-item>
          <text:p text:style-name="P32">Th<text:span text:style-name="T10">e </text:span><text:span text:style-name="T13">@Component </text:span><text:span text:style-name="T10">annotation can be used to indicate to Spring that the class should be instantiated as a Spring bean.</text:span></text:p>
        </text:list-item>
      </text:list>
      <text:p text:style-name="P16">@Component</text:p>
      <text:p text:style-name="P18">public class Basi<text:span text:style-name="T30">c</text:span>ProductCodeGenerator <text:s/>... {</text:p>
      <text:p text:style-name="P5"><text:tab/>...</text:p>
      <text:p text:style-name="P5">}</text:p>
      <text:p text:style-name="P18"/>
      <text:p text:style-name="P28"/>
      <text:list text:continue-numbering="true" text:style-name="Slide_20_Bullet">
        <text:list-item>
          <text:p text:style-name="P32"><text:span text:style-name="T10">Spring also provides “stereotype” annotations which are more descriptive of the </text:span><text:span text:style-name="T13">@Component</text:span><text:span text:style-name="T10">‘s purpose: <text:s/></text:span><text:span text:style-name="T13">@Service</text:span>, <text:span text:style-name="T13">@Repository</text:span>, <text:span text:style-name="T13">@Controller</text:span>, <text:span text:style-name="T13">@RestController,</text:span><text:span text:style-name="T35">etc.</text:span><text:span text:style-name="T36">:</text:span></text:p>
        </text:list-item>
      </text:list>
      <text:p text:style-name="P2"/>
      <text:p text:style-name="P15">@<text:span text:style-name="T10">Service</text:span></text:p>
      <text:p text:style-name="P2">public class <text:span text:style-name="T10">Register</text:span> {</text:p>
      <text:p text:style-name="P5"><text:tab/>...</text:p>
      <text:p text:style-name="P5">}</text:p>
      <text:p text:style-name="P2"/>
      <text:p text:style-name="P28"/>
      <text:list xml:id="list185832342377214" text:continue-numbering="true" text:style-name="Slide_20_Bullet">
        <text:list-item>
          <text:p text:style-name="P38">Use whichever annotation you feel best describes the bean; there are only slight differences in behavior (explained later).</text:p>
        </text:list-item>
        <text:list-item>
          <text:p text:style-name="P38">It is possible to make your own stereotype annotations based on <text:span text:style-name="T12">@Component.</text:span></text:p>
        </text:list-item>
      </text:list>
      <text:p text:style-name="P28"/>
      <text:p text:style-name="P28"/>
      <text:h text:style-name="P68" text:outline-level="2"><text:span text:style-name="T10">@</text:span>Component<text:span text:style-name="T10">Scan</text:span> Annotation</text:h>
      <text:list text:continue-numbering="true" text:style-name="Slide_20_Bullet">
        <text:list-item>
          <text:p text:style-name="P32"><text:span text:style-name="T10">You must tell Spring to scan for </text:span><text:span text:style-name="T13">@Component</text:span><text:span text:style-name="T10"> (and stereotype) annotated classes.</text:span></text:p>
        </text:list-item>
        <text:list-item>
          <text:p text:style-name="P32"><text:span text:style-name="T10">Add </text:span><text:span text:style-name="T13">@ComponentScan</text:span><text:span text:style-name="T10"> to a </text:span><text:span text:style-name="T13">@Configuration </text:span><text:span text:style-name="T10">class.</text:span></text:p>
          <text:list>
            <text:list-item>
              <text:p text:style-name="P38">The attribute indicates which package and sub-packages will be scanned for annotated components:</text:p>
            </text:list-item>
          </text:list>
        </text:list-item>
      </text:list>
      <text:p text:style-name="P2">@<text:span text:style-name="T10">Configuration</text:span></text:p>
      <text:p text:style-name="P15"><text:span text:style-name="T10">@ComponentScan</text:span>("<text:span text:style-name="T10">com.demo.example</text:span>")</text:p>
      <text:p text:style-name="P2">public class <text:span text:style-name="T10">Config</text:span> {</text:p>
      <text:p text:style-name="P5"><text:tab/>...</text:p>
      <text:p text:style-name="P5">}</text:p>
      <text:p text:style-name="P2"/>
      <text:list xml:id="list185833664455631" text:continue-numbering="true" text:style-name="Slide_20_Bullet">
        <text:list-item>
          <text:list>
            <text:list-item>
              <text:p text:style-name="P32"><text:span text:style-name="T10">Spring will instantiate any class annotated with </text:span><text:span text:style-name="T13">@Component</text:span><text:span text:style-name="T10">, </text:span><text:span text:style-name="T13">@Service</text:span><text:span text:style-name="T10">, </text:span><text:span text:style-name="T13">@Repository</text:span><text:span text:style-name="T10">, </text:span><text:span text:style-name="T13">@Controller</text:span><text:span text:style-name="T10">, </text:span><text:span text:style-name="T13">@RestController</text:span><text:span text:style-name="T10">, </text:span><text:span text:style-name="T34">etc. </text:span><text:span text:style-name="T10">defined within the </text:span><text:span text:style-name="T13">com.demo.example</text:span><text:span text:style-name="T10"> package, or any sub-packages.</text:span></text:p>
            </text:list-item>
          </text:list>
          <text:p text:style-name="P32"/>
        </text:list-item>
      </text:list>
      <text:h text:style-name="P69" text:outline-level="2">Bean ID/name and Type</text:h>
      <text:list text:continue-numbering="true" text:style-name="Slide_20_Bullet">
        <text:list-item>
          <text:p text:style-name="P32"><text:span text:style-name="T10">By default, the ID/name of the bean is based on the non-qualified, de-capitalized classname. <text:s/>The following bean will have the ID </text:span><text:span text:style-name="T22">basi</text:span><text:span text:style-name="T25">c</text:span><text:span text:style-name="T22">ProductCodeGenerator</text:span><text:span text:style-name="T10">:</text:span></text:p>
        </text:list-item>
      </text:list>
      <text:p text:style-name="P5">package com.demo.example;</text:p>
      <text:p text:style-name="P5"/>
      <text:p text:style-name="P15">@Component</text:p>
      <text:p text:style-name="P2">public class Basi<text:span text:style-name="T30">c</text:span>ProductCodeGenerator <text:s/>... {</text:p>
      <text:p text:style-name="P5"><text:tab/>...</text:p>
      <text:p text:style-name="P5">}</text:p>
      <text:list text:continue-numbering="true" text:style-name="Slide_20_Bullet">
        <text:list-header>
          <text:p text:style-name="P38"/>
        </text:list-header>
        <text:list-item>
          <text:p text:style-name="P38">Override this with an annotation attribute:</text:p>
        </text:list-item>
      </text:list>
      <text:p text:style-name="P5">package com.demo.example;</text:p>
      <text:p text:style-name="P5"/>
      <text:p text:style-name="P15">@Component("<text:span text:style-name="T10">codeGenerator</text:span>")</text:p>
      <text:p text:style-name="P2">public class Basi<text:span text:style-name="T30">c</text:span>ProductCodeGenerator <text:s/>... {</text:p>
      <text:p text:style-name="P5"><text:tab/>...</text:p>
      <text:p text:style-name="P5">}</text:p>
      <text:p text:style-name="P28"/>
      <text:list xml:id="list185832075938393" text:continue-numbering="true" text:style-name="Slide_20_Bullet">
        <text:list-item>
          <text:p text:style-name="P38">The bean’s type is the fully-qualified classname, e.g. <text:span text:style-name="T12">com.demo.example.Basi</text:span><text:span text:style-name="T15">c</text:span><text:span text:style-name="T12">ProductCodeGenerator</text:span>.</text:p>
          <text:list>
            <text:list-header>
              <text:p text:style-name="P32"/>
            </text:list-header>
          </text:list>
        </text:list-item>
      </text:list>
      <text:h text:style-name="P68" text:outline-level="2">Scope, <text:span text:style-name="T10">Profile, and Lazy</text:span></text:h>
      <text:list text:continue-numbering="true" text:style-name="Slide_20_Bullet">
        <text:list-item>
          <text:p text:style-name="P32"><text:span text:style-name="T10">Control the bean’s scope, profile membership, and lazy behavior using the </text:span><text:span text:style-name="T12">@Scope, @</text:span><text:span text:style-name="T13">Profile</text:span>, <text:span text:style-name="T10">and </text:span><text:span text:style-name="T13">@Lazy</text:span> <text:span text:style-name="T10">a</text:span>nnotation<text:span text:style-name="T10">s</text:span>:</text:p>
        </text:list-item>
      </text:list>
      <text:p text:style-name="P9"/>
      <text:p text:style-name="P9">@<text:span text:style-name="T10">Service</text:span></text:p>
      <text:p text:style-name="P15">@Scope("prototype")</text:p>
      <text:p text:style-name="P15">@<text:span text:style-name="T10">Profile</text:span>("!<text:span text:style-name="T10">production</text:span>")</text:p>
      <text:p text:style-name="P15">@<text:span text:style-name="T10">Lazy</text:span></text:p>
      <text:p text:style-name="P2">public class <text:span text:style-name="T10">EmailService</text:span> { <text:s/><text:span text:style-name="T10">}</text:span></text:p>
      <text:p text:style-name="P2"/>
      <text:list xml:id="list185832645369478" text:continue-numbering="true" text:style-name="Slide_20_Bullet">
        <text:list-item>
          <text:list>
            <text:list-item>
              <text:p text:style-name="P32">The value, <text:span text:style-name="T10">behaviors, and defaults for these annotations are the same as presented earlier.</text:span></text:p>
            </text:list-item>
          </text:list>
        </text:list-item>
      </text:list>
      <text:p text:style-name="P28"/>
      <text:h text:style-name="P70" text:outline-level="2">Constructors</text:h>
      <text:list text:continue-numbering="true" text:style-name="Slide_20_Bullet">
        <text:list-item>
          <text:p text:style-name="P41">ALL Java classes have constructors. <text:s/>When a constructor is not explicitly defined, the compiler will supply a no-argument “default” constructor.</text:p>
        </text:list-item>
        <text:list-item>
          <text:p text:style-name="P33"><text:span text:style-name="T30">Explicit (n</text:span><text:span text:style-name="T26">on-default</text:span><text:span text:style-name="T30">)</text:span><text:span text:style-name="T26"> constructors can be useful in forcing an object to be dependency injected when used (</text:span><text:span text:style-name="T23">constructor injection</text:span><text:span text:style-name="T26">).</text:span></text:p>
          <text:list>
            <text:list-item>
              <text:p text:style-name="P41">When Spring instantiates this object, it will dependency inject the constructor with a reference to a bean of type <text:span text:style-name="T12">ProductDao</text:span>:</text:p>
            </text:list-item>
          </text:list>
        </text:list-item>
      </text:list>
      <text:p text:style-name="P3"><text:span text:style-name="T1">@</text:span><text:span text:style-name="T4">Service</text:span></text:p>
      <text:p text:style-name="P3">public class Product<text:span text:style-name="T26">SvcImpl</text:span> <text:span text:style-name="T26">implements ProductSvc </text:span>{</text:p>
      <text:p text:style-name="P3"/>
      <text:p text:style-name="P3"><text:s text:c="4"/><text:span text:style-name="T26">private final ProductDao dao;</text:span></text:p>
      <text:p text:style-name="P3"/>
      <text:p text:style-name="P6"><text:s text:c="4"/><text:span text:style-name="T26">public ProductSvcImpl(ProductDao dao) { </text:span></text:p>
      <text:p text:style-name="P14"><text:tab/>this.dao = dao;</text:p>
      <text:p text:style-name="P6"><text:s text:c="4"/><text:span text:style-name="T26">}</text:span></text:p>
      <text:p text:style-name="P6">}</text:p>
      <text:list xml:id="list185832455701105" text:continue-numbering="true" text:style-name="Slide_20_Bullet">
        <text:list-header>
          <text:p text:style-name="P39"/>
          <text:list text:continue-numbering="true">
            <text:list-item>
              <text:p text:style-name="P41">It will find the <text:span text:style-name="T12">ProductDao</text:span> bean by type, not by the bean ID/name.</text:p>
            </text:list-item>
            <text:list-item>
              <text:p text:style-name="P41">If no bean of type <text:span text:style-name="T12">ProductDao</text:span> is found, Spring will throw a <text:span text:style-name="T12">NoSuchBeanDefinitionException</text:span>.</text:p>
            </text:list-item>
          </text:list>
        </text:list-header>
      </text:list>
      <text:p text:style-name="P44"/>
      <text:h text:style-name="P70" text:outline-level="2">Constructor injection with @Autowired</text:h>
      <text:list text:continue-numbering="true" text:style-name="Slide_20_Bullet">
        <text:list-item>
          <text:p text:style-name="P41">When a Java class has a zero-argument constructor, Spring will call it by default.</text:p>
        </text:list-item>
        <text:list-item>
          <text:p text:style-name="P41">When a class has multiple constructors, and none of them have zero-arguments, you must use <text:span text:style-name="T12">@Autowired</text:span> to tell Spring which constructor to use:</text:p>
        </text:list-item>
      </text:list>
      <text:p text:style-name="P10">@<text:span text:style-name="T30">Service</text:span></text:p>
      <text:p text:style-name="P4">public class Product<text:span text:style-name="T26">SvcImpl</text:span> <text:span text:style-name="T26">implements ProductSvc </text:span>{</text:p>
      <text:p text:style-name="P7"/>
      <text:p text:style-name="P4"><text:s text:c="4"/><text:span text:style-name="T26">private final ProductDao dao;</text:span></text:p>
      <text:p text:style-name="P4"><text:s text:c="4"/><text:span text:style-name="T26">private final Monitor monitor;</text:span></text:p>
      <text:p text:style-name="P4"/>
      <text:p text:style-name="P8"><text:s text:c="4"/><text:span text:style-name="T3">@Autowired</text:span></text:p>
      <text:p text:style-name="P8"><text:s text:c="4"/><text:span text:style-name="T26">public ProductSvcImpl(ProductDao dao) { </text:span></text:p>
      <text:p text:style-name="P13"><text:tab/>this.dao = dao;</text:p>
      <text:p text:style-name="P7"><text:s text:c="4"/><text:span text:style-name="T26">}</text:span></text:p>
      <text:p text:style-name="P4"/>
      <text:p text:style-name="P7"><text:s text:c="4"/><text:span text:style-name="T26">public ProductSvcImpl(ProductDao dao, Monitor m) {</text:span></text:p>
      <text:p text:style-name="P13"><text:tab/>this.dao = dao;</text:p>
      <text:p text:style-name="P7"><text:tab/><text:span text:style-name="T26">this.monitor = m;</text:span></text:p>
      <text:p text:style-name="P7"><text:s text:c="4"/><text:span text:style-name="T26">}</text:span></text:p>
      <text:p text:style-name="P13">}</text:p>
      <text:list xml:id="list185833251515794" text:continue-numbering="true" text:style-name="Slide_20_Bullet">
        <text:list-item>
          <text:list>
            <text:list-item>
              <text:p text:style-name="P41">Spring will instantiate <text:span text:style-name="T12">ProductSvcImpl</text:span> using the <text:span text:style-name="T28">first</text:span> constructor.</text:p>
            </text:list-item>
            <text:list-item>
              <text:p text:style-name="P41">Spring will dependency inject the constructor with a reference to a beans of type <text:span text:style-name="T12">ProductDao</text:span>.</text:p>
            </text:list-item>
          </text:list>
        </text:list-item>
      </text:list>
      <text:p text:style-name="P40"/>
      <text:p text:style-name="P40"/>
      <text:h text:style-name="P70" text:outline-level="2">Setter injection with @Autowired</text:h>
      <text:list text:continue-numbering="true" text:style-name="Slide_20_Bullet">
        <text:list-item>
          <text:p text:style-name="P41">Some Java classes follow the JavaBeans convention for defining properties.</text:p>
          <text:list>
            <text:list-item>
              <text:p text:style-name="P41">JavaBeans defines <text:span text:style-name="T12">get*()</text:span> and <text:span text:style-name="T12">set*()</text:span> methods for accessing internal state.</text:p>
            </text:list-item>
          </text:list>
        </text:list-item>
        <text:list-item>
          <text:p text:style-name="P41">Annotate these methods with <text:span text:style-name="T12">@Autowired</text:span> to have Spring perform <text:span text:style-name="T21">setter injection</text:span>:</text:p>
        </text:list-item>
      </text:list>
      <text:p text:style-name="P11">@<text:span text:style-name="T30">Service</text:span></text:p>
      <text:p text:style-name="P3">public class Product<text:span text:style-name="T26">SvcImpl</text:span> ...<text:span text:style-name="T26"> </text:span>{</text:p>
      <text:p text:style-name="P6"/>
      <text:p text:style-name="P3"><text:s text:c="4"/><text:span text:style-name="T26">private final ProductDao dao;</text:span></text:p>
      <text:p text:style-name="P3"><text:s text:c="4"/><text:span text:style-name="T26">private <text:s text:c="6"/>Monitor monitor;</text:span></text:p>
      <text:p text:style-name="P3"/>
      <text:p text:style-name="P6"><text:s text:c="4"/><text:span text:style-name="T26">public ProductSvcImpl(ProductDao dao) { </text:span></text:p>
      <text:p text:style-name="P14"><text:tab/>this.dao = dao;</text:p>
      <text:p text:style-name="P6"><text:s text:c="4"/><text:span text:style-name="T26">}</text:span></text:p>
      <text:p text:style-name="P3"/>
      <text:p text:style-name="P6"><text:s text:c="4"/><text:span text:style-name="T3">@Autowired</text:span></text:p>
      <text:p text:style-name="P6"><text:s text:c="4"/><text:span text:style-name="T26">public void setMonitor(Monitor m) { </text:span></text:p>
      <text:p text:style-name="P6"><text:tab/><text:span text:style-name="T26">this.monitor = m;</text:span></text:p>
      <text:p text:style-name="P6"><text:s text:c="4"/><text:span text:style-name="T26">}</text:span></text:p>
      <text:p text:style-name="P14">}</text:p>
      <text:list xml:id="list185832847320379" text:continue-numbering="true" text:style-name="Slide_20_Bullet">
        <text:list-item>
          <text:list>
            <text:list-item>
              <text:p text:style-name="P41">Spring will:</text:p>
              <text:list>
                <text:list-item>
                  <text:p text:style-name="P41">Instantiate <text:span text:style-name="T12">ProductSvcImpl</text:span> using the only constructor (<text:span text:style-name="T12">@Autowired</text:span> not needed here, single constructor).</text:p>
                </text:list-item>
                <text:list-item>
                  <text:p text:style-name="P41">Immediately call the setMonitor() method, injecting a reference to a bean of type <text:s/><text:span text:style-name="T12">Monitor</text:span> (final not possible here, modified after initialization).</text:p>
                </text:list-item>
                <text:list-item>
                  <text:p text:style-name="P45"><text:span text:style-name="T12">@A</text:span><text:span text:style-name="T14">utowired</text:span> is not limited to <text:span text:style-name="T12">set*()</text:span> methods.</text:p>
                </text:list-item>
              </text:list>
            </text:list-item>
          </text:list>
        </text:list-item>
      </text:list>
      <text:h text:style-name="P72" text:outline-level="2">Constructor vs. Setter Injection</text:h>
      <text:list xml:id="list185833208687983" text:continue-numbering="true" text:style-name="Slide_20_Bullet">
        <text:list-item>
          <text:p text:style-name="P33">Constructor injection is useful when you want to:</text:p>
          <text:list>
            <text:list-item>
              <text:p text:style-name="P33">Force required dependencies</text:p>
            </text:list-item>
            <text:list-item>
              <text:p text:style-name="P33">Force immutability of certain attributes</text:p>
            </text:list-item>
            <text:list-item>
              <text:p text:style-name="P33">Avoid creating setter methods just for dependency injection</text:p>
            </text:list-item>
          </text:list>
        </text:list-item>
        <text:list-item>
          <text:p text:style-name="P33">Setter injection is useful when you want to:</text:p>
          <text:list>
            <text:list-item>
              <text:p text:style-name="P33">Avoid difficulties with constructors and inheritance</text:p>
            </text:list-item>
            <text:list-item>
              <text:p text:style-name="P33">Avoid long constructor signatures</text:p>
            </text:list-item>
            <text:list-item>
              <text:p text:style-name="P33">Avoid several overloaded constructors that handle all possible configuration cases</text:p>
            </text:list-item>
          </text:list>
        </text:list-item>
        <text:list-item>
          <text:p text:style-name="P41">You can combine constructor injection and setter injection</text:p>
          <text:list>
            <text:list-item>
              <text:p text:style-name="P41">...but try to apply consistency.</text:p>
            </text:list-item>
          </text:list>
        </text:list-item>
      </text:list>
      <text:p text:style-name="P43"/>
      <text:p text:style-name="P40"/>
      <text:h text:style-name="P70" text:outline-level="2">Field injection with @Autowired</text:h>
      <text:list text:continue-numbering="true" text:style-name="Slide_20_Bullet">
        <text:list-item>
          <text:p text:style-name="P33"><text:span text:style-name="T30">I</text:span><text:span text:style-name="T26">t is possible to directly inject member variables (fields) within Java objects – </text:span><text:span text:style-name="T23">even if they are private</text:span><text:span text:style-name="T26">!</text:span></text:p>
        </text:list-item>
        <text:list-item>
          <text:p text:style-name="P33"><text:span text:style-name="T26">This is known as </text:span><text:span text:style-name="T23">field injection</text:span><text:span text:style-name="T26">:</text:span></text:p>
        </text:list-item>
      </text:list>
      <text:p text:style-name="P11">@<text:span text:style-name="T26">Component</text:span></text:p>
      <text:p text:style-name="P3">public class Product<text:span text:style-name="T26">SvcImpl</text:span> ...<text:span text:style-name="T26"> </text:span>{</text:p>
      <text:p text:style-name="P6"/>
      <text:p text:style-name="P3"><text:s text:c="4"/><text:span text:style-name="T3">@Autowired</text:span> <text:span text:style-name="T26">private ProductDao dao;</text:span></text:p>
      <text:p text:style-name="P3"><text:s text:c="4"/><text:span text:style-name="T3">@Autowired</text:span> <text:span text:style-name="T26">private Monitor monitor;</text:span></text:p>
      <text:p text:style-name="P3"/>
      <text:p text:style-name="P14">}</text:p>
      <text:list xml:id="list185831969791226" text:continue-numbering="true" text:style-name="Slide_20_Bullet">
        <text:list-item>
          <text:list>
            <text:list-item>
              <text:p text:style-name="P41">In general, not recommended:</text:p>
              <text:list>
                <text:list-item>
                  <text:p text:style-name="P41">The resulting class will be more difficult to test (mocking private fields).</text:p>
                </text:list-item>
              </text:list>
            </text:list-item>
          </text:list>
        </text:list-item>
      </text:list>
      <text:p text:style-name="P43"/>
      <text:p text:style-name="P43"/>
      <text:h text:style-name="P70" text:outline-level="2">Setting properties with @Value</text:h>
      <text:list xml:id="list185831854819292" text:continue-numbering="true" text:style-name="Slide_20_Bullet">
        <text:list-item>
          <text:p text:style-name="P33"><text:span text:style-name="T26">To easily </text:span><text:span text:style-name="T30">set values from the </text:span><text:span text:style-name="T14">Environment</text:span><text:span text:style-name="T26"> object, use the </text:span><text:span text:style-name="T14">@Value</text:span><text:span text:style-name="T26"> annotation:</text:span></text:p>
        </text:list-item>
      </text:list>
      <text:p text:style-name="P11">@<text:span text:style-name="T26">Component</text:span></text:p>
      <text:p text:style-name="P3">public class Product<text:span text:style-name="T26">SvcImpl</text:span> ...<text:span text:style-name="T26"> </text:span>{</text:p>
      <text:p text:style-name="P6"/>
      <text:p text:style-name="P3"><text:s text:c="4"/><text:span text:style-name="T3">@Value("${my.cache.key}")</text:span> <text:span text:style-name="T26">private String key;</text:span></text:p>
      <text:p text:style-name="P3"/>
      <text:p text:style-name="P3"><text:s text:c="4"/><text:span text:style-name="T26">public ProductSvcImpl(</text:span></text:p>
      <text:p text:style-name="P3"><text:span text:style-name="T3"><text:s text:c="8"/>@Value("${my.url}") </text:span><text:span text:style-name="T29">String Url ) {</text:span></text:p>
      <text:p text:style-name="P12"><text:s text:c="12"/>...</text:p>
      <text:p text:style-name="P12"><text:s text:c="4"/>}</text:p>
      <text:p text:style-name="P3"/>
      <text:p text:style-name="P6"><text:s text:c="4"/><text:span text:style-name="T3">@Value("${my.cache.size}")</text:span></text:p>
      <text:p text:style-name="P6"><text:s text:c="4"/><text:span text:style-name="T26">public void setCacheSize(Integer size) { </text:span></text:p>
      <text:p text:style-name="P6"><text:tab/>...</text:p>
      <text:p text:style-name="P6"><text:s text:c="4"/><text:span text:style-name="T26">}</text:span></text:p>
      <text:p text:style-name="P14">}</text:p>
      <text:p text:style-name="P43"/>
      <text:p text:style-name="P43"/>
      <text:h text:style-name="P73" text:outline-level="2">Resolving Duplicate Beans</text:h>
      <text:list text:continue-numbering="true" text:style-name="Slide_20_Bullet">
        <text:list-item>
          <text:p text:style-name="P42"><text:span text:style-name="T12">@Autowired</text:span> <text:span text:style-name="T32">attempts to find a bean by </text:span><text:span text:style-name="T27">type</text:span><text:span text:style-name="T32">. <text:s/></text:span></text:p>
          <text:list>
            <text:list-item>
              <text:p text:style-name="P42"><text:span text:style-name="T32">If no bean is found, Spring will throw a </text:span><text:span text:style-name="T17">NoSuchBeanDefinitionException</text:span><text:span text:style-name="T32"> on startup. </text:span></text:p>
            </text:list-item>
            <text:list-item>
              <text:p text:style-name="P42"><text:span text:style-name="T32">If </text:span><text:span text:style-name="T27">multiple</text:span><text:span text:style-name="T32"> beans match the type, Spring will throw a </text:span><text:span text:style-name="T17">NoUniqueBeanDefinitionException</text:span><text:span text:style-name="T32"> on startup.</text:span></text:p>
            </text:list-item>
          </text:list>
        </text:list-item>
        <text:list-item>
          <text:p text:style-name="P46">If your bean expects multiple beans to be injected, define the injection point as a <text:span text:style-name="T12">List, Set, Map</text:span>, or array ([]): </text:p>
        </text:list-item>
      </text:list>
      <text:p text:style-name="P22">@<text:span text:style-name="T30">Service</text:span></text:p>
      <text:p text:style-name="P23">public class Product<text:span text:style-name="T26">SvcImpl</text:span> ...<text:span text:style-name="T26"> </text:span>{</text:p>
      <text:p text:style-name="P24"/>
      <text:p text:style-name="P24"><text:s text:c="4"/><text:span text:style-name="T32">@Autowired</text:span></text:p>
      <text:p text:style-name="P23"><text:s text:c="4"/><text:span text:style-name="T32">public void setBusinessRules(</text:span><text:span text:style-name="T5">List&lt;BusinessRule&gt;</text:span><text:span text:style-name="T32"> rules){</text:span></text:p>
      <text:p text:style-name="P23"><text:s text:c="8"/>...</text:p>
      <text:p text:style-name="P25"><text:s text:c="4"/>}</text:p>
      <text:list xml:id="list185832465634883" text:continue-numbering="true" text:style-name="Slide_20_Bullet">
        <text:list-item>
          <text:list>
            <text:list-item>
              <text:p text:style-name="P46">The collection will contain all beans matching the given type, or no beans if no matches are found. <text:s/>No exception will be thrown.</text:p>
            </text:list-item>
          </text:list>
        </text:list-item>
      </text:list>
      <text:h text:style-name="P74" text:outline-level="2"><text:span text:style-name="T33">Disambiguation </text:span>with @Qualifier</text:h>
      <text:list text:continue-numbering="true" text:style-name="Slide_20_Bullet">
        <text:list-item>
          <text:p text:style-name="P42"><text:span text:style-name="T32">When multiple beans match the given type, we can designate our choice using </text:span><text:span text:style-name="T17">@Qualifier</text:span><text:span text:style-name="T32">.</text:span></text:p>
        </text:list-item>
      </text:list>
      <text:p text:style-name="P22">@<text:span text:style-name="T30">Service</text:span></text:p>
      <text:p text:style-name="P23">public class Product<text:span text:style-name="T26">SvcImpl</text:span> ...<text:span text:style-name="T26"> </text:span>{</text:p>
      <text:p text:style-name="P24"/>
      <text:p text:style-name="P24"><text:s text:c="4"/><text:span text:style-name="T32">@Autowired</text:span></text:p>
      <text:p text:style-name="P23"><text:s text:c="4"/><text:span text:style-name="T32">public void setRule(</text:span></text:p>
      <text:p text:style-name="P23"><text:span text:style-name="T5"><text:s text:c="8"/>@Qualifier(</text:span><text:span text:style-name="T3">"</text:span><text:span text:style-name="T5">productRule</text:span><text:span text:style-name="T3">"</text:span><text:span text:style-name="T5">) </text:span><text:span text:style-name="T32">BusinessRule rule) {</text:span></text:p>
      <text:p text:style-name="P23"><text:tab/><text:tab/>...</text:p>
      <text:p text:style-name="P25"><text:s text:c="4"/>}</text:p>
      <text:p text:style-name="P23"/>
      <text:list xml:id="list185832229787348" text:continue-numbering="true" text:style-name="Slide_20_Bullet">
        <text:list-item>
          <text:p text:style-name="P46">Spring will:</text:p>
          <text:list>
            <text:list-item>
              <text:p text:style-name="P46">Find all beans of type <text:span text:style-name="T11">BusinessRule</text:span>. <text:s/>If only one is found, it will inject it.</text:p>
            </text:list-item>
            <text:list-item>
              <text:p text:style-name="P46">If multiple matches are found, it will inject the one with ID/name “productRule”.</text:p>
            </text:list-item>
            <text:list-item>
              <text:p text:style-name="P34"><text:span text:style-name="T32">If no bean has the ID/name “productRule”, Spring will throw </text:span><text:span text:style-name="T12">NoSuchBeanDefinitionException</text:span> </text:p>
              <text:p text:style-name="P42"/>
            </text:list-item>
          </text:list>
        </text:list-item>
      </text:list>
      <text:h text:style-name="P71" text:outline-level="2">@<text:span text:style-name="T31">PostConstruct</text:span></text:h>
      <text:list text:continue-numbering="true" text:style-name="Slide_20_Bullet">
        <text:list-item>
          <text:p text:style-name="P47">In some cases, we may wish to perform initialization logic on our bean after it is dependency injected.</text:p>
        </text:list-item>
        <text:list-item>
          <text:p text:style-name="P35"><text:span text:style-name="T16">@PostConstruct</text:span><text:span text:style-name="T31"> </text:span><text:span text:style-name="T33">methods </text:span><text:span text:style-name="T31">are automatically executed after dependency injection is complete</text:span><text:span text:style-name="T26">:</text:span></text:p>
          <text:list>
            <text:list-item>
              <text:p text:style-name="P48">Should have been called “<text:span text:style-name="T21">@PostDependencyInjection</text:span>”</text:p>
            </text:list-item>
          </text:list>
        </text:list-item>
      </text:list>
      <text:p text:style-name="P17">@<text:span text:style-name="T31">PostConstruct</text:span></text:p>
      <text:p text:style-name="P21">public <text:span text:style-name="T31">void</text:span> <text:span text:style-name="T31">init() {}</text:span></text:p>
      <text:p text:style-name="P21"/>
      <text:list xml:id="list185832009787156" text:continue-numbering="true" text:style-name="Slide_20_Bullet">
        <text:list-item>
          <text:p text:style-name="P48">Method can have any name, any visibility, must return void, no parameters.</text:p>
        </text:list-item>
        <text:list-item>
          <text:p text:style-name="P48">Ideal place to put any initialization logic.</text:p>
        </text:list-item>
      </text:list>
      <text:p text:style-name="P29"/>
      <text:h text:style-name="P71" text:outline-level="2">@<text:span text:style-name="T31">PreDestroy</text:span></text:h>
      <text:list text:continue-numbering="true" text:style-name="Slide_20_Bullet">
        <text:list-item>
          <text:p text:style-name="P36"><text:span text:style-name="T31">Methods annotated with </text:span><text:span text:style-name="T16">@PreDestroy</text:span><text:span text:style-name="T31"> are automatically executed before the bean is removed – </text:span><text:span text:style-name="T24">with restrictions</text:span><text:span text:style-name="T31">:</text:span></text:p>
        </text:list-item>
      </text:list>
      <text:p text:style-name="P17">@<text:span text:style-name="T31">PreDestroy</text:span></text:p>
      <text:p text:style-name="P21">public <text:span text:style-name="T31">void</text:span> <text:span text:style-name="T31">cleanup() {}</text:span></text:p>
      <text:p text:style-name="P21"/>
      <text:list xml:id="list185831917788524" text:continue-numbering="true" text:style-name="Slide_20_Bullet">
        <text:list-item>
          <text:p text:style-name="P48">Method can have any name, any visibility, must return void, no parameters.</text:p>
        </text:list-item>
        <text:list-item>
          <text:p text:style-name="P48">Restrictions:</text:p>
          <text:list>
            <text:list-item>
              <text:p text:style-name="P48">Only called <text:span text:style-name="T33">when </text:span><text:span text:style-name="T19">close()</text:span><text:span text:style-name="T33"> method is called on </text:span><text:s/><text:span text:style-name="T12">ConfigurableApplicationContext</text:span>s, <text:span text:style-name="T33">usually by </text:span>a JVM shutdown hook.</text:p>
            </text:list-item>
            <text:list-item>
              <text:p text:style-name="P48">NOT called for prototype scoped beans.</text:p>
            </text:list-item>
            <text:list-item>
              <text:p text:style-name="P48">NOT called if the process is killed. </text:p>
            </text:list-item>
          </text:list>
          <text:p text:style-name="P36"/>
        </text:list-item>
      </text:list>
      <text:h text:style-name="P70" text:outline-level="2">Java @Configuration vs Annotation Configuration</text:h>
      <text:list text:continue-numbering="true" text:style-name="Slide_20_Bullet">
        <text:list-item>
          <text:p text:style-name="P33"><text:span text:style-name="T26">A Spring application can use Java configuration (</text:span><text:span text:style-name="T14">@Beans</text:span><text:span text:style-name="T26"> in </text:span><text:span text:style-name="T14">@Configuration</text:span><text:span text:style-name="T26"> classes) or annotation configuration (</text:span><text:span text:style-name="T14">@Components</text:span><text:span text:style-name="T26"> with </text:span><text:span text:style-name="T14">@ComponentScan</text:span><text:span text:style-name="T26">), or both at the same time.</text:span></text:p>
          <text:list>
            <text:list-item>
              <text:p text:style-name="P41">Spring doesn’t care; a bean definition is a bean definition.</text:p>
            </text:list-item>
          </text:list>
        </text:list-item>
        <text:list-item>
          <text:p text:style-name="P41">How do they compare?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Java Configuration</text:p>
          </table:table-cell>
          <table:table-cell table:style-name="Table2.B1" office:value-type="string">
            <text:p text:style-name="P20">Annotation Configuration</text:p>
          </table:table-cell>
        </table:table-row>
        <table:table-row>
          <table:table-cell table:style-name="Table2.A2" office:value-type="string">
            <text:p text:style-name="P19">Configuration centralized</text:p>
          </table:table-cell>
          <table:table-cell table:style-name="Table2.B2" office:value-type="string">
            <text:p text:style-name="P19">Configuration mixed with code</text:p>
          </table:table-cell>
        </table:table-row>
        <table:table-row>
          <table:table-cell table:style-name="Table2.A2" office:value-type="string">
            <text:p text:style-name="P19">Verbose</text:p>
          </table:table-cell>
          <table:table-cell table:style-name="Table2.B2" office:value-type="string">
            <text:p text:style-name="P19">Brief</text:p>
          </table:table-cell>
        </table:table-row>
        <table:table-row>
          <table:table-cell table:style-name="Table2.A2" office:value-type="string">
            <text:p text:style-name="P19">Instantiation / initialization logic can be complex</text:p>
          </table:table-cell>
          <table:table-cell table:style-name="Table2.B2" office:value-type="string">
            <text:p text:style-name="P19">Basic scenarios</text:p>
          </table:table-cell>
        </table:table-row>
        <table:table-row>
          <table:table-cell table:style-name="Table2.A5" office:value-type="string">
            <text:p text:style-name="P19">Works for any class</text:p>
          </table:table-cell>
          <table:table-cell table:style-name="Table2.B5" office:value-type="string">
            <text:p text:style-name="P19">Must possess source code</text:p>
          </table:table-cell>
        </table:table-row>
      </table:table>
      <text:list xml:id="list185833208919333" text:continue-numbering="true" text:style-name="Slide_20_Bullet">
        <text:list-header>
          <text:p text:style-name="P33"/>
          <text:p text:style-name="P33"/>
        </text:list-header>
      </text:list>
      <text:h text:style-name="P72" text:outline-level="2"><text:span text:style-name="T26">Alternate Annotations, </text:span><text:span text:style-name="T10">JSR 330 @Named</text:span></text:h>
      <text:list text:continue-numbering="true" text:style-name="Slide_20_Bullet">
        <text:list-item>
          <text:p text:style-name="P33"><text:span text:style-name="T10">The JSR 330 specification defines alternate annotations which may be used in place of Spring </text:span><text:span text:style-name="T13">@Component</text:span><text:span text:style-name="T10"> annotations.</text:span></text:p>
          <text:list>
            <text:list-item>
              <text:p text:style-name="P39">JSR 3<text:span text:style-name="T34">3</text:span>0 defines a vendor-neutral set of annotations which theoretically work across different frameworks.</text:p>
            </text:list-item>
            <text:list-item>
              <text:p text:style-name="P45">Typically not used, though you may see these referenced in online articles.</text:p>
            </text:list-item>
          </text:list>
        </text:list-item>
        <text:list-item>
          <text:p text:style-name="P39"><text:span text:style-name="T12">@Named</text:span> can be used in place of <text:span text:style-name="T12">@Component:</text:span></text:p>
        </text:list-item>
      </text:list>
      <text:p text:style-name="P3"><text:span text:style-name="T1">@</text:span><text:span text:style-name="T2">Named</text:span></text:p>
      <text:p text:style-name="P3">public class Basi<text:span text:style-name="T30">c</text:span>ProductCodeGenerator <text:s/>... {</text:p>
      <text:p text:style-name="P6"><text:tab/>...</text:p>
      <text:p text:style-name="P6">}</text:p>
      <text:list text:continue-numbering="true" text:style-name="Slide_20_Bullet">
        <text:list-header>
          <text:p text:style-name="P39"/>
        </text:list-header>
        <text:list-item>
          <text:p text:style-name="P39">Provide an optional attribute if you with to override the bean’s name: </text:p>
        </text:list-item>
      </text:list>
      <text:p text:style-name="P3"><text:span text:style-name="T1">@</text:span><text:span text:style-name="T2">Named</text:span><text:span text:style-name="T1">("</text:span><text:span text:style-name="T2">codeGenerator</text:span><text:span text:style-name="T1">")</text:span></text:p>
      <text:p text:style-name="P3">public class Basi<text:span text:style-name="T30">c</text:span>ProductCodeGenerator <text:s/>... {</text:p>
      <text:p text:style-name="P6"><text:tab/>...</text:p>
      <text:p text:style-name="P6">}</text:p>
      <text:p text:style-name="P30"/>
      <text:list xml:id="list185832382966378" text:continue-numbering="true" text:style-name="Slide_20_Bullet">
        <text:list-item>
          <text:p text:style-name="P39">Spring’s <text:span text:style-name="T12">@ComponentScan</text:span> will process classes having the <text:span text:style-name="T12">@Named</text:span> annotation</text:p>
          <text:list>
            <text:list-item>
              <text:p text:style-name="P39">JSR 330 must be on the classpath.</text:p>
            </text:list-item>
            <text:list-item>
              <text:p text:style-name="P39">JSR 330 also has scope annotations <text:span text:style-name="T12">@Singleton</text:span> and <text:span text:style-name="T12">@Prototype</text:span>.</text:p>
            </text:list-item>
          </text:list>
        </text:list-item>
      </text:list>
      <text:p text:style-name="P30"/>
      <text:p text:style-name="P30"/>
      <text:h text:style-name="P72" text:outline-level="2"><text:span text:style-name="T10">JSR 330 @</text:span><text:span text:style-name="T26">Inject</text:span><text:span text:style-name="T10"> Annotation</text:span></text:h>
      <text:list text:continue-numbering="true" text:style-name="Slide_20_Bullet">
        <text:list-item>
          <text:p text:style-name="P33"><text:span text:style-name="T10">JSR 330 </text:span><text:span text:style-name="T26">provides the </text:span><text:span text:style-name="T14">@Inject</text:span><text:span text:style-name="T10"> </text:span><text:span text:style-name="T26">annotation as an alternative </text:span><text:span text:style-name="T14">@Autowired</text:span><text:span text:style-name="T26">.</text:span></text:p>
          <text:list>
            <text:list-item>
              <text:p text:style-name="P33"><text:span text:style-name="T26">Resolves dependencies by type </text:span><text:span text:style-name="T30">(</text:span><text:span text:style-name="T26">not ID/name</text:span><text:span text:style-name="T30">)</text:span><text:span text:style-name="T26">, just like </text:span><text:span text:style-name="T14">@Autowired</text:span><text:span text:style-name="T26">.</text:span></text:p>
            </text:list-item>
            <text:list-item>
              <text:p text:style-name="P41">Can be used in the same places as <text:span text:style-name="T12">@Autowired.</text:span></text:p>
            </text:list-item>
          </text:list>
        </text:list-item>
      </text:list>
      <text:p text:style-name="P6"><text:s text:c="4"/><text:span text:style-name="T3">@Inject</text:span></text:p>
      <text:p text:style-name="P6"><text:s text:c="4"/><text:span text:style-name="T26">public void setMonitor(Monitor m) { </text:span></text:p>
      <text:p text:style-name="P6"><text:tab/><text:span text:style-name="T26">this.monitor = m;</text:span></text:p>
      <text:p text:style-name="P14"><text:s text:c="4"/>}</text:p>
      <text:list xml:id="list185833389311828" text:continue-numbering="true" text:style-name="Slide_20_Bullet">
        <text:list-header>
          <text:p text:style-name="P39"/>
        </text:list-header>
      </text:list>
      <text:h text:style-name="P72" text:outline-level="2"><text:span text:style-name="T10">JSR </text:span><text:span text:style-name="T26">250</text:span><text:span text:style-name="T10"> @</text:span><text:span text:style-name="T26">Resource</text:span><text:span text:style-name="T10"> Annotation</text:span></text:h>
      <text:list text:continue-numbering="true" text:style-name="Slide_20_Bullet">
        <text:list-item>
          <text:p text:style-name="P33"><text:span text:style-name="T10">JSR </text:span><text:span text:style-name="T26">250</text:span><text:span text:style-name="T10"> </text:span><text:span text:style-name="T26">provides the </text:span><text:span text:style-name="T14">@Resource</text:span><text:span text:style-name="T10"> </text:span><text:span text:style-name="T26">annotation as an alternative </text:span><text:span text:style-name="T14">@Autowired</text:span><text:span text:style-name="T26">.</text:span></text:p>
          <text:list>
            <text:list-item>
              <text:p text:style-name="P33"><text:span text:style-name="T26">Resolves dependencies by ID/name, </text:span><text:span text:style-name="T30">then </text:span><text:span text:style-name="T34">reverts</text:span><text:span text:style-name="T30"> to </text:span><text:span text:style-name="T26">type.</text:span></text:p>
            </text:list-item>
            <text:list-item>
              <text:p text:style-name="P41">Can only be used on methods and fields, not constructors.</text:p>
            </text:list-item>
          </text:list>
        </text:list-item>
      </text:list>
      <text:p text:style-name="P6"><text:s text:c="4"/><text:span text:style-name="T3">@Resource</text:span></text:p>
      <text:p text:style-name="P6"><text:s text:c="4"/><text:span text:style-name="T26">public void setMonitor(Monitor m) { </text:span></text:p>
      <text:p text:style-name="P6"><text:tab/><text:span text:style-name="T26">this.monitor = m;</text:span></text:p>
      <text:p text:style-name="P14"><text:s text:c="4"/>}</text:p>
      <text:list text:continue-numbering="true" text:style-name="Slide_20_Bullet">
        <text:list-header>
          <text:p text:style-name="P39"/>
          <text:list text:continue-numbering="true">
            <text:list-item>
              <text:p text:style-name="P41">Spring will attempt to inject a bean with ID/name of “monitor”</text:p>
              <text:list>
                <text:list-item>
                  <text:p text:style-name="P41">...because the method name is “setMonitor”.</text:p>
                </text:list-item>
              </text:list>
            </text:list-item>
            <text:list-item>
              <text:p text:style-name="P41">If no such bean exists, it will attempt to inject a bean of type <text:span text:style-name="T12">Monitor</text:span>.</text:p>
              <text:list>
                <text:list-item>
                  <text:p text:style-name="P41">...because the parameter type is <text:span text:style-name="T12">Monitor</text:span>.</text:p>
                </text:list-item>
              </text:list>
            </text:list-item>
          </text:list>
        </text:list-header>
      </text:list>
      <text:p text:style-name="P43"/>
      <text:list xml:id="list185833207308968" text:continue-numbering="true" text:style-name="Slide_20_Bullet">
        <text:list-item>
          <text:list>
            <text:list-header>
              <text:p text:style-name="P31"/>
            </text:list-header>
          </text:list>
        </text:list-item>
      </text:list>
      <text:h text:style-name="P75" text:outline-level="2"><text:span text:style-name="T37">Knowledge Check #</text:span><text:span text:style-name="T52">1</text:span></text:h>
      <text:list text:continue-numbering="true" text:style-name="Slide_20_Bullet">
        <text:list-item>
          <text:p text:style-name="P54"><text:span text:style-name="T52">A co-worker has designed a solution which absolutely depends on code within </text:span><text:span text:style-name="T54">a </text:span><text:span text:style-name="T16">@PreDestroy</text:span><text:span text:style-name="T31"> </text:span><text:span text:style-name="T54">method </text:span><text:span text:style-name="T52">running on application shutdown. <text:s/>What is a possible reason why this might not be a good design?</text:span></text:p>
        </text:list-item>
      </text:list>
      <text:p text:style-name="P57"><text:span text:style-name="T39">1</text:span>. <text:s/><text:span text:style-name="T16">@PreDestroy</text:span><text:span text:style-name="T31"> </text:span><text:span text:style-name="T52">runs before an application is shut down, which would affect the other application components still running</text:span><text:span text:style-name="T39">.</text:span></text:p>
      <text:p text:style-name="P60"><text:span text:style-name="T39">2</text:span>. <text:s/><text:span text:style-name="T16">@PreDestroy</text:span><text:span text:style-name="T31"> </text:span><text:span text:style-name="T52">is not executed on Singleton beans</text:span><text:span text:style-name="T39">.</text:span></text:p>
      <text:p text:style-name="P62"><text:span text:style-name="T38">3</text:span>. <text:s/><text:span text:style-name="T52">Code in a </text:span><text:span text:style-name="T16">@PreDestroy</text:span><text:span text:style-name="T39"> </text:span><text:span text:style-name="T52">method is not executed if the process is killed or fails.</text:span></text:p>
      <text:p text:style-name="P57"><text:span text:style-name="T38">4</text:span>. <text:s/><text:span text:style-name="T51">@PreDestroy</text:span><text:span text:style-name="T49"> </text:span><text:span text:style-name="T48">is part of the JSR-330 specification and may not be on the classpath</text:span><text:span text:style-name="T47">.</text:span></text:p>
      <text:list xml:id="list185832057415339" text:continue-numbering="true" text:style-name="Slide_20_Bullet">
        <text:list-header>
          <text:p text:style-name="P63"/>
        </text:list-header>
      </text:list>
      <text:p text:style-name="P52"/>
      <text:p text:style-name="P49"/>
      <text:h text:style-name="P76" text:outline-level="2"><text:span text:style-name="T37">Knowledge Check #</text:span><text:span text:style-name="T52">1</text:span></text:h>
      <text:list text:continue-numbering="true" text:style-name="Slide_20_Bullet">
        <text:list-item>
          <text:p text:style-name="P56"><text:span text:style-name="T52">A co-worker has designed a solution which absolutely depends on code within </text:span><text:span text:style-name="T54">a </text:span><text:span text:style-name="T16">@PreDestroy</text:span><text:span text:style-name="T31"> </text:span><text:span text:style-name="T54">method </text:span><text:span text:style-name="T52">running on application shutdown. <text:s/>What is a possible reason why this might not be a good design?</text:span></text:p>
        </text:list-item>
      </text:list>
      <text:p text:style-name="P58"><text:span text:style-name="T39">1</text:span>. <text:s/><text:span text:style-name="T16">@PreDestroy</text:span><text:span text:style-name="T31"> </text:span><text:span text:style-name="T52">runs before an application is shut down, which would affect the other application components still running</text:span><text:span text:style-name="T39">.</text:span></text:p>
      <text:p text:style-name="P61"><text:span text:style-name="T39">2</text:span>. <text:s/><text:span text:style-name="T16">@PreDestroy</text:span><text:span text:style-name="T31"> </text:span><text:span text:style-name="T52">is not executed on Singleton beans</text:span><text:span text:style-name="T39">.</text:span></text:p>
      <text:p text:style-name="P58"><text:span text:style-name="T41">3</text:span><text:span text:style-name="T40">. <text:s/></text:span><text:span text:style-name="T43">Code in a </text:span><text:span text:style-name="T46">@PreDestroy</text:span><text:span text:style-name="T42"> </text:span><text:span text:style-name="T43">method is not executed if the process is killed or fails.</text:span></text:p>
      <text:p text:style-name="P58"><text:span text:style-name="T38">4</text:span>. <text:s/><text:span text:style-name="T51">@PreDestroy</text:span><text:span text:style-name="T49"> </text:span><text:span text:style-name="T48">is part of the JSR-330 specification and may not be on the classpath</text:span><text:span text:style-name="T47">.</text:span></text:p>
      <text:list xml:id="list185832863530778" text:continue-numbering="true" text:style-name="Slide_20_Bullet">
        <text:list-header>
          <text:p text:style-name="P64"/>
        </text:list-header>
      </text:list>
      <text:p text:style-name="P52">@PreDestroy methods are run during the application close() process. <text:s/>They are executed on beans immediately before garbage collection. <text:s/>Other application components should not be affected at this point. <text:s/>@PreDestroy is executed on Singleton beans, it is not executed on Prototype beans. <text:s/>A solution which absolutely depends on @PreDestroy would fail to handle situations where a process was killed or failed for any reason. @PreDestroy is part of JSR-250</text:p>
      <text:p text:style-name="P50"/>
      <text:p text:style-name="P50"/>
      <text:h text:style-name="P76" text:outline-level="2"><text:span text:style-name="T37">Knowledge Check #</text:span><text:span text:style-name="T54">2</text:span></text:h>
      <text:list text:continue-numbering="true" text:style-name="Slide_20_Bullet">
        <text:list-item>
          <text:p text:style-name="P55"><text:span text:style-name="T52">A co-worker has </text:span><text:span text:style-name="T53">annotated a class with </text:span><text:span text:style-name="T16">@</text:span><text:span text:style-name="T18">Component</text:span><text:span text:style-name="T31"> </text:span><text:span text:style-name="T53">but it is not being instantiated with the other beans. <text:s/>What is a possible reason?</text:span></text:p>
        </text:list-item>
      </text:list>
      <text:p text:style-name="P58"><text:span text:style-name="T39">1</text:span>. <text:s/><text:span text:style-name="T53">An incorrect annotation is being used; they should have used @Bean</text:span></text:p>
      <text:p text:style-name="P61"><text:span text:style-name="T39">2</text:span>. <text:s/><text:span text:style-name="T53">An incorrect annotation is being used; they should have used @Service, @Controller, or @Repository.</text:span></text:p>
      <text:p text:style-name="P58"><text:span text:style-name="T54">3</text:span>. <text:s/><text:span text:style-name="T50">The class is not being imported into a @Configuration class using an @Import annotation</text:span><text:span text:style-name="T47">.</text:span></text:p>
      <text:p text:style-name="P62"><text:span text:style-name="T54">4</text:span><text:span text:style-name="T39">. <text:s/></text:span><text:span text:style-name="T53">The class is not located in a package </text:span><text:span text:style-name="T54">or sub-package </text:span><text:span text:style-name="T53">scanned by @ComponentScan</text:span><text:span text:style-name="T52">.</text:span></text:p>
      <text:list xml:id="list185831841719961" text:continue-numbering="true" text:style-name="Slide_20_Bullet">
        <text:list-header>
          <text:p text:style-name="P64"/>
        </text:list-header>
      </text:list>
      <text:p text:style-name="P52"/>
      <text:p text:style-name="P50"/>
      <text:p text:style-name="P50"/>
      <text:h text:style-name="P77" text:outline-level="2"><text:span text:style-name="T37">Knowledge Check #</text:span><text:span text:style-name="T54">2</text:span></text:h>
      <text:list text:continue-numbering="true" text:style-name="Slide_20_Bullet">
        <text:list-item>
          <text:p text:style-name="P56"><text:span text:style-name="T52">A co-worker has </text:span><text:span text:style-name="T53">annotated a class with </text:span><text:span text:style-name="T16">@</text:span><text:span text:style-name="T18">Component</text:span><text:span text:style-name="T31"> </text:span><text:span text:style-name="T53">but it is not being instantiated with the other beans. <text:s/>What is a possible reason?</text:span></text:p>
        </text:list-item>
      </text:list>
      <text:p text:style-name="P59"><text:span text:style-name="T39">1</text:span>. <text:s/><text:span text:style-name="T53">An incorrect annotation is being used; they should have used @Bean</text:span></text:p>
      <text:p text:style-name="P62"><text:span text:style-name="T39">2</text:span>. <text:s/><text:span text:style-name="T53">An incorrect annotation is being used; they should have used @Service, @Controller, or @Repository.</text:span></text:p>
      <text:p text:style-name="P59"><text:span text:style-name="T54">3</text:span>. <text:s/><text:span text:style-name="T50">The class is not being imported into a @Configuration class using an @Import annotation</text:span><text:span text:style-name="T47">.</text:span></text:p>
      <text:p text:style-name="P59"><text:span text:style-name="T45">4</text:span><text:span text:style-name="T42">. <text:s/></text:span><text:span text:style-name="T44">The class is not located in a package </text:span><text:span text:style-name="T45">or sub-package </text:span><text:span text:style-name="T44">scanned by @ComponentScan</text:span><text:span text:style-name="T43">.</text:span></text:p>
      <text:list xml:id="list185832985729599" text:continue-numbering="true" text:style-name="Slide_20_Bullet">
        <text:list-header>
          <text:p text:style-name="P65"/>
        </text:list-header>
      </text:list>
      <text:p text:style-name="P53">@<text:span text:style-name="T54">Bean is used within @Configuration classes to annotate bean methods, it is not used to annotate classes. @Service, @Component, @Repository are all stereotype annotations based on @Component, so switching to one of these variants would have no affect. <text:s/>@Component classes do not need to be imported, they only need to be located in packages or sub-packages indicated by @ComponentScan</text:span></text:p>
      <text:p text:style-name="P51"/>
      <text:h text:style-name="P67" text:outline-level="2">Summary</text:h>
      <text:list text:continue-numbering="true" text:style-name="Slide_20_Bullet">
        <text:list-item>
          <text:p text:style-name="P33">Annotation <text:span text:style-name="T26">configuration uses annotations placed directly within Java classes.</text:span></text:p>
          <text:list>
            <text:list-item>
              <text:p text:style-name="P33"><text:span text:style-name="T13">@Component</text:span><text:span text:style-name="T10"> </text:span><text:span text:style-name="T26">defines a bean. <text:s/>More descriptive stereotypes include </text:span><text:span text:style-name="T13">@Service</text:span><text:span text:style-name="T26">, </text:span><text:span text:style-name="T13">@Repository</text:span><text:span text:style-name="T26">, </text:span><text:span text:style-name="T13">@Controller</text:span><text:span text:style-name="T26">, </text:span><text:span text:style-name="T13">@RestController</text:span><text:span text:style-name="T26">.</text:span></text:p>
            </text:list-item>
            <text:list-item>
              <text:p text:style-name="P33"><text:span text:style-name="T13">@Component</text:span><text:span text:style-name="T14">Scan</text:span><text:span text:style-name="T10"> </text:span><text:span text:style-name="T26">directs Spring to scan for these annotations in the package structure.</text:span></text:p>
            </text:list-item>
            <text:list-item>
              <text:p text:style-name="P33"><text:span text:style-name="T13">@</text:span><text:span text:style-name="T14">Autowired</text:span><text:span text:style-name="T26"> and </text:span><text:span text:style-name="T13">@</text:span><text:span text:style-name="T14">Value</text:span><text:span text:style-name="T26"> are used to dependency inject constructors, methods, and fields.</text:span></text:p>
            </text:list-item>
            <text:list-item>
              <text:p text:style-name="P41">Alternate annotations from JSR 330 include <text:span text:style-name="T13">@</text:span><text:span text:style-name="T12">Named</text:span> and <text:span text:style-name="T13">@</text:span><text:span text:style-name="T12">Inject</text:span>. <text:s text:c="2"/>JSR 250 provides <text:span text:style-name="T12">@Resource</text:span>. </text:p>
            </text:list-item>
          </text:list>
        </text:list-item>
        <text:list-item>
          <text:p text:style-name="P41">Applications can use Java config and annotation config. <text:s/>Each approach has pros and c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Defining Spring Beans - Annotations</text:chapter></text:p>
      </style:header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18:58:31.417000000</dc:date>
    <meta:editing-cycles>292</meta:editing-cycles>
    <meta:editing-duration>PT22H50M12S</meta:editing-duration>
    <meta:document-statistic meta:table-count="2" meta:image-count="0" meta:object-count="0" meta:page-count="25" meta:paragraph-count="288" meta:word-count="2096" meta:character-count="13738" meta:non-whitespace-character-count="11789"/>
    <meta:user-defined meta:name="Info 1"/>
    <meta:user-defined meta:name="Info 2"/>
    <meta:user-defined meta:name="Info 3"/>
    <meta:user-defined meta:name="Info 4"/>
  </office:meta>
</office:document-meta>
</file>